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yriad Pro" svg:font-family="'Myriad Pro'" style:font-family-generic="roman" style:font-pitch="variable"/>
    <style:font-face style:name="Myriad Pro Light" svg:font-family="'Myriad Pro Light'" style:font-family-generic="roman" style:font-pitch="variable"/>
    <style:font-face style:name="Myriad Pro Light1" svg:font-family="'Myriad Pro Light'" style:font-family-generic="system" style:font-pitch="variable"/>
    <style:font-face style:name="Myriad Pro1" svg:font-family="'Myriad Pro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ela1" style:family="table">
      <style:table-properties style:width="25.21cm" fo:margin-left="-0.191cm" fo:margin-top="0cm" fo:margin-bottom="0cm" table:align="left" style:writing-mode="lr-tb"/>
    </style:style>
    <style:style style:name="Tabela1.A" style:family="table-column">
      <style:table-column-properties style:column-width="13.942cm"/>
    </style:style>
    <style:style style:name="Tabela1.B" style:family="table-column">
      <style:table-column-properties style:column-width="5.002cm"/>
    </style:style>
    <style:style style:name="Tabela1.C" style:family="table-column">
      <style:table-column-properties style:column-width="6.265cm"/>
    </style:style>
    <style:style style:name="Tabela1.1" style:family="table-row">
      <style:table-row-properties fo:keep-together="auto"/>
    </style:style>
    <style:style style:name="Tabela1.A1" style:family="table-cell">
      <style:table-cell-properties fo:padding-left="0.191cm" fo:padding-right="0.191cm" fo:padding-top="0cm" fo:padding-bottom="0cm" fo:border="0.5pt solid #000000" style:writing-mode="lr-tb"/>
    </style:style>
    <style:style style:name="Tabela2" style:family="table">
      <style:table-properties style:width="22.938cm" fo:margin-top="0cm" fo:margin-bottom="0cm" table:align="center" style:writing-mode="lr-tb"/>
    </style:style>
    <style:style style:name="Tabela2.A" style:family="table-column">
      <style:table-column-properties style:column-width="7.625cm"/>
    </style:style>
    <style:style style:name="Tabela2.B" style:family="table-column">
      <style:table-column-properties style:column-width="15.311cm"/>
    </style:style>
    <style:style style:name="Tabela2.1" style:family="table-row">
      <style:table-row-properties style:min-row-height="0.497cm" fo:keep-together="auto"/>
    </style:style>
    <style:style style:name="Tabela2.A1" style:family="table-cell">
      <style:table-cell-properties fo:padding-left="0.191cm" fo:padding-right="0.191cm" fo:padding-top="0cm" fo:padding-bottom="0cm" fo:border="0.5pt solid #000000" style:writing-mode="lr-tb"/>
    </style:style>
    <style:style style:name="Tabela2.2" style:family="table-row">
      <style:table-row-properties style:min-row-height="0.515cm" fo:keep-together="auto"/>
    </style:style>
    <style:style style:name="P1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font-size="11pt" style:letter-kerning="false" style:font-size-asian="11pt" style:font-size-complex="11pt"/>
    </style:style>
    <style:style style:name="P2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font-size="11pt" fo:font-weight="bold" style:letter-kerning="false" style:font-size-asian="11pt" style:font-weight-asian="bold" style:font-size-complex="11pt" style:font-weight-complex="bold"/>
    </style:style>
    <style:style style:name="P3" style:family="paragraph" style:parent-style-name="Heading_20_2">
      <style:paragraph-properties fo:margin-left="0cm" fo:margin-top="0.515cm" fo:margin-bottom="0cm" style:contextual-spacing="false" fo:text-align="center" style:justify-single-word="false"/>
    </style:style>
    <style:style style:name="P4" style:family="paragraph" style:parent-style-name="List_20_Paragraph" style:list-style-name="WWNum24"/>
    <style:style style:name="P5" style:family="paragraph" style:parent-style-name="Frame_20_contents">
      <style:paragraph-properties fo:margin-left="0.106cm" fo:margin-top="0.035cm" fo:margin-bottom="0cm" style:contextual-spacing="false"/>
    </style:style>
    <style:style style:name="P6" style:family="paragraph" style:parent-style-name="Standard">
      <style:paragraph-properties fo:margin-right="0.196cm" fo:margin-top="0.108cm" fo:margin-bottom="0cm" style:contextual-spacing="false" fo:line-height="1.545cm" fo:text-align="end" style:justify-single-word="false"/>
    </style:style>
    <style:style style:name="P7" style:family="paragraph" style:parent-style-name="Standard">
      <style:text-properties fo:font-weight="bold" style:font-weight-asian="bold" style:font-weight-complex="bold"/>
    </style:style>
    <style:style style:name="P8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font-size="11pt" style:letter-kerning="false" style:font-size-asian="11pt" style:font-size-complex="11pt"/>
    </style:style>
    <style:style style:name="P9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font-size="11pt" officeooo:paragraph-rsid="0004afa3" style:letter-kerning="false" style:font-size-asian="11pt" style:font-size-complex="11pt"/>
    </style:style>
    <style:style style:name="P10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font-size="11pt" fo:font-weight="bold" style:letter-kerning="false" style:font-size-asian="11pt" style:font-weight-asian="bold" style:font-size-complex="11pt" style:font-weight-complex="bold"/>
    </style:style>
    <style:style style:name="P11" style:family="paragraph" style:parent-style-name="Standard">
      <style:text-properties fo:color="#c4415a" loext:opacity="100%" style:font-name="Myriad Pro Light" fo:font-size="18pt" fo:font-weight="bold" style:font-name-asian="Myriad Pro Light1" style:font-size-asian="18pt" style:font-weight-asian="bold" style:font-name-complex="Myriad Pro Light1" style:font-size-complex="18pt"/>
    </style:style>
    <style:style style:name="P12" style:family="paragraph" style:parent-style-name="Standard">
      <style:text-properties fo:color="#c4415a" loext:opacity="100%" fo:font-weight="bold" style:font-weight-asian="bold"/>
    </style:style>
    <style:style style:name="P13" style:family="paragraph" style:parent-style-name="Standard">
      <style:paragraph-properties fo:text-align="end" style:justify-single-word="false"/>
      <style:text-properties fo:color="#c4415a" loext:opacity="100%" fo:font-weight="bold" style:font-weight-asian="bold"/>
    </style:style>
    <style:style style:name="P14" style:family="paragraph" style:parent-style-name="Standard">
      <style:paragraph-properties fo:text-align="center" style:justify-single-word="false"/>
    </style:style>
    <style:style style:name="P15" style:family="paragraph" style:parent-style-name="Standard">
      <style:text-properties style:font-name="Times New Roman" fo:font-size="12pt" style:font-size-asian="12pt" style:font-name-complex="Times New Roman1" style:font-size-complex="12pt"/>
    </style:style>
    <style:style style:name="P16" style:family="paragraph" style:parent-style-name="Standard">
      <style:paragraph-properties fo:text-align="end" style:justify-single-word="false"/>
    </style:style>
    <style:style style:name="P17" style:family="paragraph" style:parent-style-name="Standard">
      <style:paragraph-properties fo:text-align="end" style:justify-single-word="false"/>
      <style:text-properties officeooo:paragraph-rsid="0004afa3"/>
    </style:style>
    <style:style style:name="P18" style:family="paragraph" style:parent-style-name="Standard">
      <style:paragraph-properties fo:padding-left="0.141cm" fo:padding-right="0cm" fo:padding-top="0.035cm" fo:padding-bottom="0.035cm" fo:border="0.51pt solid #000000" style:shadow="none" style:join-border="false"/>
      <style:text-properties officeooo:rsid="0004afa3" officeooo:paragraph-rsid="0004afa3" fo:background-color="transparent"/>
    </style:style>
    <style:style style:name="P19" style:family="paragraph" style:parent-style-name="Text_20_body">
      <style:text-properties style:font-name="Times New Roman" fo:font-size="10pt" style:font-size-asian="10pt"/>
    </style:style>
    <style:style style:name="P20" style:family="paragraph" style:parent-style-name="Text_20_body" style:master-page-name="Standard">
      <style:paragraph-properties style:page-number="auto"/>
      <style:text-properties style:font-name="Times New Roman" fo:font-size="10pt" style:font-size-asian="10pt"/>
    </style:style>
    <style:style style:name="P21" style:family="paragraph" style:parent-style-name="Text_20_body" style:master-page-name="Converted1">
      <style:paragraph-properties fo:margin-top="0.016cm" fo:margin-bottom="0cm" style:contextual-spacing="false" style:page-number="auto"/>
      <style:text-properties fo:font-size="5.5pt" fo:font-weight="bold" style:font-size-asian="5.5pt" style:font-weight-asian="bold"/>
    </style:style>
    <style:style style:name="P22" style:family="paragraph" style:parent-style-name="Text_20_body">
      <style:paragraph-properties fo:line-height="5%"/>
      <style:text-properties fo:font-size="10pt" style:font-size-asian="10pt"/>
    </style:style>
    <style:style style:name="P23" style:family="paragraph" style:parent-style-name="Text_20_body">
      <style:paragraph-properties fo:margin-left="0.035cm" fo:margin-top="0.035cm" fo:margin-bottom="0cm" style:contextual-spacing="false"/>
    </style:style>
    <style:style style:name="P24" style:family="paragraph" style:parent-style-name="Text_20_body">
      <style:paragraph-properties fo:margin-left="0.035cm" fo:margin-top="0.035cm" fo:margin-bottom="0cm" style:contextual-spacing="false">
        <style:tab-stops>
          <style:tab-stop style:position="5.202cm"/>
        </style:tab-stops>
      </style:paragraph-properties>
    </style:style>
    <style:style style:name="P25" style:family="paragraph">
      <loext:graphic-properties draw:fill="solid" draw:fill-color="#131f46"/>
      <style:paragraph-properties fo:text-align="center"/>
    </style:style>
    <style:style style:name="P26" style:family="paragraph">
      <loext:graphic-properties draw:fill="solid" draw:fill-color="#ffffff"/>
      <style:paragraph-properties fo:text-align="center"/>
      <style:text-properties fo:font-size="11pt"/>
    </style:style>
    <style:style style:name="P27" style:family="paragraph">
      <loext:graphic-properties draw:fill="solid" draw:fill-color="#ffffff"/>
      <style:paragraph-properties fo:text-align="center"/>
    </style:style>
    <style:style style:name="P28" style:family="paragraph">
      <loext:graphic-properties draw:fill="solid" draw:fill-color="#121f46"/>
      <style:paragraph-properties fo:text-align="center"/>
    </style:style>
    <style:style style:name="P29" style:family="paragraph">
      <loext:graphic-properties draw:fill="none"/>
      <style:paragraph-properties fo:text-align="center"/>
    </style:style>
    <style:style style:name="P30" style:family="paragraph">
      <loext:graphic-properties draw:fill="solid" draw:fill-color="#121f46" draw:opacity="60%"/>
      <style:paragraph-properties fo:text-align="center"/>
    </style:style>
    <style:style style:name="T1" style:family="text">
      <style:text-properties style:font-name="Times New Roman" fo:font-size="10pt" style:font-size-asian="10pt"/>
    </style:style>
    <style:style style:name="T2" style:family="text">
      <style:text-properties style:font-name="Times New Roman" fo:font-size="12pt" style:font-size-asian="12pt" style:font-name-complex="Times New Roman1" style:font-size-complex="12pt"/>
    </style:style>
    <style:style style:name="T3" style:family="text">
      <style:text-properties fo:color="#952e4b" loext:opacity="100%" fo:font-size="40pt" fo:letter-spacing="-0.009cm" fo:font-weight="bold" style:font-size-asian="40pt" style:font-weight-asian="bold"/>
    </style:style>
    <style:style style:name="T4" style:family="text">
      <style:text-properties fo:color="#952e4b" loext:opacity="100%" fo:font-size="40pt" fo:letter-spacing="-0.007cm" fo:font-weight="bold" style:font-size-asian="40pt" style:font-weight-asian="bold"/>
    </style:style>
    <style:style style:name="T5" style:family="text">
      <style:text-properties fo:font-size="40pt" style:font-size-asian="40pt"/>
    </style:style>
    <style:style style:name="T6" style:family="text">
      <style:text-properties fo:font-size="5.5pt" fo:font-weight="bold" style:font-size-asian="5.5pt" style:font-weight-asian="bold"/>
    </style:style>
    <style:style style:name="T7" style:family="text">
      <style:text-properties fo:color="#c4415a" loext:opacity="100%" fo:font-weight="bold" style:font-weight-asian="bold"/>
    </style:style>
    <style:style style:name="T8" style:family="text">
      <style:text-properties fo:color="#c4415a" loext:opacity="100%" fo:font-weight="bold" style:font-weight-asian="bold" fo:background-color="#ffff00"/>
    </style:style>
    <style:style style:name="T9" style:family="text">
      <style:text-properties fo:color="#c4415a" loext:opacity="100%" fo:font-weight="bold" officeooo:rsid="0004afa3" style:font-weight-asian="bold" fo:background-color="#ffff00"/>
    </style:style>
    <style:style style:name="T10" style:family="text">
      <style:text-properties fo:color="#c4415a" loext:opacity="100%" style:font-name="Myriad Pro Light" style:text-underline-style="solid" style:text-underline-width="auto" style:text-underline-color="font-color" fo:font-weight="bold" style:font-name-asian="Myriad Pro Light1" style:font-weight-asian="bold" style:font-name-complex="Myriad Pro Light1"/>
    </style:style>
    <style:style style:name="T11" style:family="text">
      <style:text-properties fo:color="#c4415a" loext:opacity="100%" style:font-name="Myriad Pro Light" fo:font-size="18pt" fo:font-weight="bold" style:font-name-asian="Myriad Pro Light1" style:font-size-asian="18pt" style:font-weight-asian="bold" style:font-name-complex="Myriad Pro Light1" style:font-size-complex="18pt"/>
    </style:style>
    <style:style style:name="T12" style:family="text">
      <style:text-properties fo:color="#c4415a" loext:opacity="100%" fo:font-size="11pt" fo:font-weight="bold" style:letter-kerning="false" style:font-size-asian="11pt" style:font-weight-asian="bold" style:font-size-complex="11pt" fo:background-color="#ffff00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style:font-weight-asian="bold" style:font-weight-complex="bold" fo:background-color="#ffff00"/>
    </style:style>
    <style:style style:name="T15" style:family="text">
      <style:text-properties fo:font-weight="bold" officeooo:rsid="0004afa3" style:font-weight-asian="bold" style:font-weight-complex="bold"/>
    </style:style>
    <style:style style:name="T16" style:family="text">
      <style:text-properties style:text-underline-style="solid" style:text-underline-width="auto" style:text-underline-color="font-color"/>
    </style:style>
    <style:style style:name="T17" style:family="text">
      <style:text-properties style:text-underline-style="solid" style:text-underline-width="auto" style:text-underline-color="font-color" fo:font-weight="bold" style:font-weight-asian="bold"/>
    </style:style>
    <style:style style:name="T18" style:family="text">
      <style:text-properties fo:background-color="#ffff00"/>
    </style:style>
    <style:style style:name="T19" style:family="text">
      <style:text-properties fo:background-color="#c0c0c0"/>
    </style:style>
    <style:style style:name="T20" style:family="text">
      <style:text-properties fo:font-size="10pt" style:font-size-asian="10pt"/>
    </style:style>
    <style:style style:name="T21" style:family="text">
      <style:text-properties fo:color="#ffffff" loext:opacity="100%" style:text-underline-style="solid" style:text-underline-width="auto" style:text-underline-color="font-color"/>
    </style:style>
    <style:style style:name="T22" style:family="text">
      <style:text-properties fo:color="#ffffff" loext:opacity="100%"/>
    </style:style>
    <style:style style:name="T23" style:family="text">
      <style:text-properties fo:color="#ffffff" loext:opacity="100%" fo:letter-spacing="-0.005cm"/>
    </style:style>
    <style:style style:name="T24" style:family="text">
      <style:text-properties fo:color="#ffffff" loext:opacity="100%" fo:letter-spacing="-0.004cm"/>
    </style:style>
    <style:style style:name="T25" style:family="text">
      <style:text-properties fo:font-size="16pt" style:font-size-asian="16pt"/>
    </style:style>
    <style:style style:name="T26" style:family="text">
      <style:text-properties officeooo:rsid="0004afa3"/>
    </style:style>
    <style:style style:name="T27" style:family="text">
      <style:text-properties officeooo:rsid="0004afa3" fo:background-color="#ffff00"/>
    </style:style>
    <style:style style:name="T28" style:family="text">
      <style:text-properties fo:font-weight="normal" style:font-weight-asian="normal" style:font-weight-complex="normal"/>
    </style:style>
    <style:style style:name="T29" style:family="text">
      <style:text-properties fo:font-weight="normal" officeooo:rsid="0004afa3" style:font-weight-asian="normal" style:font-weight-complex="normal"/>
    </style:style>
    <style:style style:name="T30" style:family="text">
      <style:text-properties fo:font-size="11pt" style:letter-kerning="false" style:font-size-asian="11pt" style:font-size-complex="11pt"/>
    </style:style>
    <style:style style:name="T31" style:family="text">
      <style:text-properties fo:font-size="11pt" style:letter-kerning="false" style:font-size-asian="11pt" style:font-size-complex="11pt" fo:background-color="#ffff00"/>
    </style:style>
    <style:style style:name="fr1" style:family="graphic" style:parent-style-name="Frame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ge" style:horizontal-pos="from-left" style:horizontal-rel="page" fo:background-color="transparent" draw:fill="none" draw:opacity="0%" fo:padding="0cm" fo:border="0.06pt solid #000000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none" svg:stroke-width="0cm" draw:fill="solid" draw:fill-color="#131f46" draw:textarea-horizontal-align="center" draw:textarea-vertical-align="top" draw:auto-grow-height="false" loext:decorative="false" fo:margin-left="0.318cm" fo:margin-right="0.318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2" style:family="graphic">
      <style:graphic-properties loext:decorative="false" fo:margin-left="0.318cm" fo:margin-right="0.318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3" style:family="graphic">
      <style:graphic-properties draw:stroke="solid" svg:stroke-width="0.004cm" svg:stroke-color="#67696a" draw:stroke-linejoin="round" svg:stroke-linecap="butt" draw:fill="solid" draw:fill-color="#ffffff" draw:textarea-horizontal-align="center" draw:textarea-vertical-align="top" draw:auto-grow-height="false" fo:padding-top="0.002cm" fo:padding-bottom="0.002cm" fo:padding-left="0.002cm" fo:padding-right="0.002cm" loext:decorative="false" style:run-through="background"/>
    </style:style>
    <style:style style:name="gr4" style:family="graphic">
      <style:graphic-properties draw:stroke="none" svg:stroke-width="0cm" draw:fill="solid" draw:fill-color="#ffffff" draw:textarea-horizontal-align="center" draw:textarea-vertical-align="top" draw:auto-grow-height="false" loext:decorative="false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stroke="none" svg:stroke-width="0cm" draw:fill="solid" draw:fill-color="#121f46" draw:textarea-horizontal-align="center" draw:textarea-vertical-align="top" draw:auto-grow-height="false" loext:decorative="false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stroke="solid" svg:stroke-width="0.035cm" svg:stroke-color="#121f46" draw:stroke-linejoin="round" svg:stroke-linecap="butt" draw:fill="none" loext:fill-use-slide-background="false" draw:textarea-horizontal-align="center" draw:textarea-vertical-align="top" draw:auto-grow-height="false" fo:padding-top="0.018cm" fo:padding-bottom="0.018cm" fo:padding-left="0.018cm" fo:padding-right="0.018cm" loext:decorative="false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stroke="none" svg:stroke-width="0cm" draw:fill="solid" draw:fill-color="#121f46" draw:opacity="60%" draw:textarea-horizontal-align="center" draw:textarea-vertical-align="top" draw:auto-grow-height="false" loext:decorative="false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TextSection">
        <text:p text:style-name="P20" loext:marker-style-name="T1"><draw:path text:anchor-type="char" draw:z-index="22" draw:style-name="gr5" draw:text-style-name="P28" svg:width="20.722cm" svg:height="20.999cm" svg:x="-1.763cm" svg:y="-1.939cm" svg:viewBox="0 0 20723 21000" svg:d="M13764 12256l-5078-77-8686-2588v2126l7563 2824 4991-4zM16472 0h-7l-1508 10016-1193 2240 288 6 2028-3796zM4250 21000l16466-16-53-115-56-112-57-113-60-111-62-110-65-107-65-108-69-106-69-104-72-102-74-103-76-98-78-99-79-97-81-95-85-94-84-92-87-89-88-89-90-86-92-85-93-84-95-82-97-79-99-78-99-75-102-75-103-72-104-69-106-68-107-66-108-65-109-62-111-60-113-56-113-57-115-52-116-52-118-49-118-46-120-44-120-42-122-41-123-37-124-35-125-32-125-30-127-28-127-25-129-23-129-19-130-18-131-14-132-12-133-11-134-7-134-3-134-2-134 2-134 3-134 7-132 11-133 12-130 14-131 18-128 19-129 23-129 25-125 28-127 30-124 32-125 35-122 37-121 41-122 42-118 44-120 46-116 49-117 52-115 52-112 57-113 56-111 60-110 62-109 65-106 66-106 68-104 69-104 72-101 75-100 75-97 78-97 79-95 82-94 84-92 85-90 86-88 89-86 89-87 92-82 94-82 95-79 97-78 99-75 98-75 103-72 102-70 104-67 106-67 108-64 107-62 110-60 111-58 113-55 112-52 115-8 16h11748"><text:p/></draw:path><draw:polyline text:anchor-type="char" draw:z-index="21" draw:style-name="gr6" draw:text-style-name="P29" svg:width="15.862cm" svg:height="10.428cm" svg:x="-1.763cm" svg:y="-1.939cm" svg:viewBox="0 0 15863 10429" draw:points="15863,0 13828,7085 11243,10429 6534,10422 0,8434"><text:p/></draw:polyline><draw:polygon text:anchor-type="char" draw:z-index="20" draw:style-name="gr7" draw:text-style-name="P30" svg:width="13.996cm" svg:height="7.256cm" svg:x="-1.763cm" svg:y="-1.939cm" svg:viewBox="0 0 13997 7257" draw:points="13997,0 0,0 0,7215 492,7257 10801,7257 10993,7232 12960,4775"><text:p/></draw:polygon></text:p>
        <text:p text:style-name="P19" loext:marker-style-name="T1"/>
        <text:p text:style-name="P19" loext:marker-style-name="T1"/>
        <text:p text:style-name="P19" loext:marker-style-name="T1"/>
        <text:p text:style-name="P19" loext:marker-style-name="T1"/>
        <text:p text:style-name="P19" loext:marker-style-name="T1"/>
        <text:p text:style-name="P19" loext:marker-style-name="T1"/>
        <text:p text:style-name="P19" loext:marker-style-name="T1"/>
        <text:p text:style-name="P19" loext:marker-style-name="T1"/>
        <text:p text:style-name="P19" loext:marker-style-name="T1"/>
        <text:p text:style-name="P19" loext:marker-style-name="T1"/>
        <text:p text:style-name="P19" loext:marker-style-name="T1"/>
        <text:p text:style-name="P19" loext:marker-style-name="T1"/>
        <text:p text:style-name="P19" loext:marker-style-name="T1"/>
        <text:p text:style-name="P6" loext:marker-style-name="T3"><text:span text:style-name="T3">PLANO DE </text:span><text:span text:style-name="T3"/></text:p>
        <text:p text:style-name="P6" loext:marker-style-name="T4"><text:span text:style-name="T3">TESTES</text:span><draw:path text:anchor-type="char" draw:z-index="24" draw:style-name="gr4" draw:text-style-name="P27" svg:width="3.976cm" svg:height="0.93cm" svg:x="10.991cm" svg:y="9.414cm" svg:viewBox="0 0 3977 931" svg:d="M213 891h-213v26h213zM213 720h-213v26h213zM213 541h-213v27h213zM213 367h-213v26h213zM213 196h-213v26h213zM974 296l-52-70-88-37-107-11-113 11-104 33-85 69-55 106-5 56 11 50 24 40 43 30 106 39 93 23 62 30 14 55-18 31-30 23-37 13-37 5-47-7-34-21-18-32v-46h-199l2 122 53 76 93 37 118 10 124-12 111-42 85-71 7-14 40-85-5-114-60-67-90-34-92-23-38-12-36-16-23-23-3-34 12-24 23-21 32-15 33-5h23l21 5 16 7 13 11 14 14 5 21-7 29h201l2-87zM1704 192h-552l-154 725h552l29-141h-350l32-153h323l30-140h-323l32-150h351zM818 178l1524 14-114 538-2 2-88-369-41-171h-280l-154 725h180l118-554h2l127 554h279l39-185 114-540M735 903l2498-127-27-141-54-300-25-143h-132v443h-194l162-300h4l28 300v-443h-113l-439 725h201l76-141h294l18 141h226M3690 192h-201l-154 725h200zM287 877l3477 14v26h213v-26M3977 720h-213v26h213zM0 0l3764 541v27h213v-27M3977 367h-213v26h213zM0 7l3764 189v26h213v-26"><text:p/></draw:path><draw:path text:anchor-type="char" draw:z-index="23" draw:style-name="gr5" draw:text-style-name="P28" svg:width="29.698cm" svg:height="5.818cm" svg:x="-1.763cm" svg:y="2.78cm" svg:viewBox="0 0 29699 5819" svg:d="M0 3605v2214l5841-1206zM14235 3445l-6068 686-2326 482 2074 356 5987 40 5395-1360zM29699 0l-9033 3304-1369 345 1621 66 8781 968z"><text:p/></draw:path><text:span text:style-name="T4"/></text:p>
      </text:section>
      <text:p text:style-name="P21" loext:marker-style-name="T6"/>
      <text:h text:style-name="P3" text:outline-level="2" loext:marker-style-name="T7"><text:bookmark text:name="Capítulo_1_"/><text:bookmark text:name="_bookmark0"/><text:span text:style-name="T7">Plano de Teste</text:span><text:span text:style-name="T7"/></text:h>
      <text:h text:style-name="P3" text:outline-level="2" loext:marker-style-name="T7"><text:span text:style-name="T7">Plano de Testes Funcional para o Sistema Projeto-API</text:span><text:span text:style-name="T7"/></text:h>
      <text:p text:style-name="Standard"/>
      <text:p text:style-name="Standard"><text:span text:style-name="T13">Objetivo:</text:span> Este plano de testes tem como objetivo definir as estratégias, processos e recursos necessários para a realização de testes funcionais no sistema Projeto-API.</text:p>
      <text:p text:style-name="Standard"/>
      <text:p text:style-name="Standard"><text:span text:style-name="T13">Escopo:</text:span> O escopo deste plano de testes inclui a verificação de todas as funcionalidades (Inserir, Excluir e Editar) do sistema Projeto-API.</text:p>
      <text:p text:style-name="P7" loext:marker-style-name="T13"/>
      <text:p text:style-name="Standard" loext:marker-style-name="T13"><text:span text:style-name="T13">Processo de Teste:</text:span><text:span text:style-name="T13"/></text:p>
      <text:p text:style-name="Standard">1. Preparação do Ambiente de Teste </text:p>
      <text:p text:style-name="Standard"/>
      <text:p text:style-name="Standard" loext:marker-style-name="T13"><text:span text:style-name="T13">Pré-condições: </text:span><text:span text:style-name="T13"/></text:p>
      <text:list text:style-name="WWNum24">
        <text:list-item>
          <text:p text:style-name="P4">O Node.js encontrado no link <text:a xlink:type="simple" xlink:href="https://nodejs.org/en/download/" text:style-name="Internet_20_link" text:visited-style-name="Visited_20_Internet_20_Link"><text:span text:style-name="Internet_20_link">https://nodejs.org/en/download/</text:span></text:a> deve ser instalado no computador;</text:p>
        </text:list-item>
        <text:list-item>
          <text:p text:style-name="P4">Os servidores http-server e json-server devem ser instalados e executando dentro do Node na máquina corretamente;</text:p>
        </text:list-item>
        <text:list-item>
          <text:p text:style-name="P4">O sistema Projeto-API deve estar disponível localmente;</text:p>
        </text:list-item>
        <text:list-item>
          <text:p text:style-name="P4">Navegador Google Chrome com o Pluggin do Selenium IDE instalado no navegador.</text:p>
        </text:list-item>
      </text:list>
      <text:p text:style-name="Standard"/>
      <text:p text:style-name="Standard"/>
      <text:p text:style-name="Standard">2. Execução dos Casos de Teste</text:p>
      <text:p text:style-name="Standard"/>
      <text:p text:style-name="Standard"/>
      <text:p text:style-name="Standard"><text:span text:style-name="T13">Ferramentas de Teste: <text:s/></text:span><text:s/><text:span text:style-name="T10">Selenium IDE e Google Chrome</text:span><text:span text:style-name="T17">.</text:span></text:p>
      <text:p text:style-name="P7" loext:marker-style-name="T13"/>
      <text:p text:style-name="P7" loext:marker-style-name="T13"/>
      <table:table table:name="Tabela1" table:style-name="Tabela1">
        <table:table-column table:style-name="Tabela1.A"/>
        <table:table-column table:style-name="Tabela1.B"/>
        <table:table-column table:style-name="Tabela1.C"/>
        <table:table-row table:style-name="Tabela1.1">
          <table:table-cell table:style-name="Tabela1.A1" office:value-type="string">
            <text:p text:style-name="P1" loext:marker-style-name="T13"><text:span text:style-name="T13">Nome:</text:span><text:span text:style-name="T15"> </text:span><text:span text:style-name="T29">Willian Kennedy dos S. B.</text:span></text:p>
            <text:p text:style-name="P2" loext:marker-style-name="T13"/>
          </table:table-cell>
          <table:table-cell table:style-name="Tabela1.A1" office:value-type="string">
            <text:p text:style-name="P1"><text:span text:style-name="T13">Data inicio:</text:span> <text:span text:style-name="T26">08/04/2024</text:span></text:p>
          </table:table-cell>
          <table:table-cell table:style-name="Tabela1.A1" office:value-type="string">
            <text:p text:style-name="P9" loext:marker-style-name="T13"><text:span text:style-name="T13">Data de Conclusão:</text:span><text:span text:style-name="T28"> </text:span><text:span text:style-name="T29">08/04/2024</text:span></text:p>
          </table:table-cell>
        </table:table-row>
      </table:table>
      <text:p text:style-name="P7" loext:marker-style-name="T13"/>
      <text:p text:style-name="P11" loext:marker-style-name="T11"/>
      <text:p text:style-name="Standard" loext:marker-style-name="T13"><text:span text:style-name="T11">1 Preparação de Ambiente</text:span></text:p>
      <text:p text:style-name="P7" loext:marker-style-name="T13"/>
      <text:p text:style-name="Standard"/>
      <text:p text:style-name="Standard" loext:marker-style-name="T13"><text:soft-page-break/><text:span text:style-name="T13">Tipos de Teste:</text:span><text:span text:style-name="T13"/></text:p>
      <text:p text:style-name="P14">- Teste de Integração <text:span text:style-name="T26">[X]</text:span> <text:s/>- Teste Funcional <text:span text:style-name="T26">[X]</text:span> – <text:s/>Teste de Unidade <text:span text:style-name="T19">[ <text:s/>]</text:span> - Teste de Sistema <text:span text:style-name="T19">[ <text:s/>]</text:span> - Teste de Aceitação <text:span text:style-name="T19">[ <text:s/>]</text:span></text:p>
      <text:p text:style-name="P7" loext:marker-style-name="T13"/>
      <text:p text:style-name="Standard" loext:marker-style-name="T13"><text:span text:style-name="T13">Ambiente de Teste:</text:span><text:span text:style-name="T13"/></text:p>
      <text:p text:style-name="P7" loext:marker-style-name="T13"/>
      <table:table table:name="Tabela2" table:style-name="Tabela2">
        <table:table-column table:style-name="Tabela2.A"/>
        <table:table-column table:style-name="Tabela2.B"/>
        <table:table-row table:style-name="Tabela2.1">
          <table:table-cell table:style-name="Tabela2.A1" office:value-type="string">
            <text:p text:style-name="P1" loext:marker-style-name="T13">Sistema Operacional<text:span text:style-name="T13"/></text:p>
          </table:table-cell>
          <table:table-cell table:style-name="Tabela2.A1" office:value-type="string">
            <text:p text:style-name="Standard"><text:s/><text:span text:style-name="T26">Windows 11</text:span></text:p>
          </table:table-cell>
        </table:table-row>
        <table:table-row table:style-name="Tabela2.2">
          <table:table-cell table:style-name="Tabela2.A1" office:value-type="string">
            <text:p text:style-name="P1">Configuração</text:p>
          </table:table-cell>
          <table:table-cell table:style-name="Tabela2.A1" office:value-type="string">
            <text:p text:style-name="Standard">Ryze<text:span text:style-name="T26">n 5 4600H, 8GB RAM, SSD 512GB</text:span></text:p>
          </table:table-cell>
        </table:table-row>
        <table:table-row table:style-name="Tabela2.1">
          <table:table-cell table:style-name="Tabela2.A1" office:value-type="string">
            <text:p text:style-name="P1" loext:marker-style-name="T13">Banco de Dados<text:span text:style-name="T13"/></text:p>
          </table:table-cell>
          <table:table-cell table:style-name="Tabela2.A1" office:value-type="string">
            <text:p text:style-name="P1" loext:marker-style-name="T13">Json-Server<text:span text:style-name="T13"/></text:p>
          </table:table-cell>
        </table:table-row>
        <table:table-row table:style-name="Tabela2.1">
          <table:table-cell table:style-name="Tabela2.A1" office:value-type="string">
            <text:p text:style-name="P1" loext:marker-style-name="T13">Servidor de Aplicação<text:span text:style-name="T13"/></text:p>
          </table:table-cell>
          <table:table-cell table:style-name="Tabela2.A1" office:value-type="string">
            <text:p text:style-name="P1" loext:marker-style-name="T13">HTTP-SERVER<text:span text:style-name="T13"/></text:p>
          </table:table-cell>
        </table:table-row>
        <table:table-row table:style-name="Tabela2.1">
          <table:table-cell table:style-name="Tabela2.A1" office:value-type="string">
            <text:p text:style-name="P1" loext:marker-style-name="T13">Versão do Sistema<text:span text:style-name="T13"/></text:p>
          </table:table-cell>
          <table:table-cell table:style-name="Tabela2.A1" office:value-type="string">
            <text:p text:style-name="P1">Projeto API - V1.0</text:p>
          </table:table-cell>
        </table:table-row>
      </table:table>
      <text:p text:style-name="Standard"/>
      <text:p text:style-name="Standard"/>
      <text:p text:style-name="Standard"/>
      <text:p text:style-name="Standard" loext:marker-style-name="T13"><text:span text:style-name="T13">Equipe de Teste:</text:span><text:span text:style-name="T13"/></text:p>
      <text:p text:style-name="Standard">- Execução de Teste:<text:span text:style-name="T13"> </text:span><text:span text:style-name="T29">Willian Kennedy dos S. B</text:span></text:p>
      <text:p text:style-name="Standard">- Líder de Teste: <text:s/>Tutor Senai</text:p>
      <text:p text:style-name="Standard"/>
      <text:p text:style-name="Standard"/>
      <text:p text:style-name="Standard" loext:marker-style-name="T13"><text:span text:style-name="T13">Aprovação:</text:span><text:span text:style-name="T13"/></text:p>
      <text:p text:style-name="Standard">- Aprovação do Líder de Teste: Tutor SENAI</text:p>
      <text:p text:style-name="Standard">- Aprovação do Gerente de Projeto: Tutor SENAI</text:p>
      <text:p text:style-name="Standard"/>
      <text:p text:style-name="Standard"/>
      <text:p text:style-name="Standard"/>
      <text:p text:style-name="Standard"/>
      <text:p text:style-name="P15" loext:marker-style-name="T2"/>
      <text:p text:style-name="Standard" loext:marker-style-name="T11"><text:span text:style-name="T11">2. Execução dos Casos de Teste</text:span><text:span text:style-name="T11"/></text:p>
      <text:h text:style-name="P3" text:outline-level="2" loext:marker-style-name="T7"><text:span text:style-name="T7">Caso de Teste: Inserir</text:span><text:span text:style-name="T7"/></text:h>
      <text:p text:style-name="Standard"/>
      <text:p text:style-name="Standard"><text:span text:style-name="T13">ID do Caso de Teste:</text:span> TC-001 - Inserir</text:p>
      <text:p text:style-name="Standard"/>
      <text:p text:style-name="Standard"><text:span text:style-name="T13">Propósito:</text:span> Inserir <text:span text:style-name="T13">UM</text:span> cadastro de cliente com <text:span text:style-name="T13">nome</text:span> e <text:span text:style-name="T13">endereço</text:span> no Projeto-API executando de servidor <text:span text:style-name="T13">local</text:span> através do <text:span text:style-name="T13">Selenium IDE.</text:span></text:p>
      <text:p text:style-name="Standard"/>
      <text:p text:style-name="Standard" loext:marker-style-name="T13"><text:span text:style-name="T13">Preparação:</text:span><text:span text:style-name="T13"/></text:p>
      <text:p text:style-name="Standard"><text:soft-page-break/>-No Google Chrome entrar na extensão Selenium IDE e abrir o link gerado pelo http-server para o Projeto-API. Deverá criar o arquivo <text:span text:style-name="T26">CRUD de Usuários</text:span>.side com a gravação do procedimento de Inserir do Projeto-API. Após gerar este arquivo testar pelo menos três vezes e observar o comportamento funcional do sistema através do teste automático.</text:p>
      <text:p text:style-name="Standard"/>
      <text:p text:style-name="Standard" loext:marker-style-name="T13"><text:span text:style-name="T13">Resultado Esperado:</text:span><text:span text:style-name="T13"/></text:p>
      <text:p text:style-name="Standard">- O resultado esperado é que a cada vez que execute o Inserir.side seja gravado um cadastro com nome e endereço no Projeto-API, criando o cadastro com um novo ID o projeto.</text:p>
      <text:p text:style-name="Standard"/>
      <text:p text:style-name="Standard"/>
      <text:p text:style-name="Standard" loext:marker-style-name="T13"><text:span text:style-name="T13">Relatório de Defeitos:</text:span><text:span text:style-name="T13"/></text:p>
      <text:p text:style-name="P18"><text:span text:style-name="T13">A criação do ID é feita de forma automática, mas gera sempre o mesmo ID, o que gera erros em outras funcionalidades.</text:span></text:p>
      <text:p text:style-name="P12" loext:marker-style-name="T7"/>
      <text:p text:style-name="P12" loext:marker-style-name="T7"/>
      <text:p text:style-name="P16">Teste Aprovado [ <text:span text:style-name="T26">]</text:span> <text:s text:c="2"/>- Teste Reprovado [<text:span text:style-name="T26">X</text:span> ]</text:p>
      <text:p text:style-name="P17">Data de Início: 08/04/2024 <text:span text:style-name="T26">15:50 </text:span>- <text:s/>Data de Conclusão: <text:span text:style-name="T30"><text:s/></text:span>08/04/2024 <text:s/>16:30</text:p>
      <text:p text:style-name="P13" loext:marker-style-name="T7"/>
      <text:p text:style-name="P12" loext:marker-style-name="T7"/>
      <text:p text:style-name="P12" loext:marker-style-name="T7"/>
      <text:p text:style-name="P12" loext:marker-style-name="T7"/>
      <text:p text:style-name="P12" loext:marker-style-name="T7"/>
      <text:p text:style-name="P12" loext:marker-style-name="T7"/>
      <text:p text:style-name="P12" loext:marker-style-name="T7"/>
      <text:h text:style-name="P3" text:outline-level="2" loext:marker-style-name="T7"><text:span text:style-name="T7">Caso de Teste: Excluir</text:span><text:span text:style-name="T7"/></text:h>
      <text:p text:style-name="Standard"/>
      <text:p text:style-name="Standard"><text:span text:style-name="T13">ID do Caso de Teste:</text:span> TC-002 - Excluir</text:p>
      <text:p text:style-name="Standard"/>
      <text:p text:style-name="Standard"><text:span text:style-name="T13">Propósito:</text:span> Excluir <text:span text:style-name="T13">UM</text:span> cadastro do cliente no Projeto-API executando de servidor <text:span text:style-name="T13">local</text:span> através do <text:span text:style-name="T13">Selenium IDE.</text:span></text:p>
      <text:p text:style-name="Standard"/>
      <text:p text:style-name="Standard" loext:marker-style-name="T13"><text:span text:style-name="T13">Preparação:</text:span><text:span text:style-name="T13"/></text:p>
      <text:p text:style-name="Standard">-No Google Chrome entrar na extensão Selenium IDE e abrir o link gerado pelo http-server para o Projeto-API. Deverá criar o arquivo <text:span text:style-name="T26">CRUD de usário</text:span>.side com a gravação do procedimento de Exclusão do Projeto-API. Após gerar este arquivo testar pelo menos duas vezes e observar o comportamento funcional do sistema através do teste automático.</text:p>
      <text:p text:style-name="Standard"/>
      <text:p text:style-name="Standard" loext:marker-style-name="T13"><text:span text:style-name="T13">Resultado Esperado:</text:span><text:span text:style-name="T13"/></text:p>
      <text:p text:style-name="Standard">- O resultado esperado é que a cada vez que execute o Excluir.side seja retirado um cadastro do Projeto-API.</text:p>
      <text:p text:style-name="Standard"><text:soft-page-break/></text:p>
      <text:p text:style-name="Standard"/>
      <text:p text:style-name="Standard" loext:marker-style-name="T13"><text:span text:style-name="T13">Relatório de Defeitos:</text:span><text:span text:style-name="T13"/></text:p>
      <text:p text:style-name="P18"><text:span text:style-name="T13">Devido ao erro na hora de gerar Ids, há um erro na hora de excluir cadastros com Ids iguais</text:span></text:p>
      <text:p text:style-name="P12" loext:marker-style-name="T7"/>
      <text:p text:style-name="P17">Teste Aprovado [<text:span text:style-name="T26">X]</text:span> <text:s text:c="2"/>- Teste Reprovado [ <text:s/>]</text:p>
      <text:p text:style-name="P16">Data de Início: 08/04/2024 15:50 - <text:s/>Data de Conclusão: <text:s/>08/04/2024 <text:s/>16:30</text:p>
      <text:p text:style-name="P12" loext:marker-style-name="T7"/>
      <text:p text:style-name="P12" loext:marker-style-name="T7"/>
      <text:p text:style-name="P12" loext:marker-style-name="T7"/>
      <text:p text:style-name="P12" loext:marker-style-name="T7"/>
      <text:p text:style-name="P12" loext:marker-style-name="T7"/>
      <text:p text:style-name="P12" loext:marker-style-name="T7"/>
      <text:p text:style-name="P12" loext:marker-style-name="T7"/>
      <text:p text:style-name="P12" loext:marker-style-name="T7"/>
      <text:p text:style-name="P12" loext:marker-style-name="T7"/>
      <text:p text:style-name="P12" loext:marker-style-name="T7"/>
      <text:h text:style-name="P3" text:outline-level="2" loext:marker-style-name="T7"><text:span text:style-name="T7">Caso de Teste: Editar</text:span><text:span text:style-name="T7"/></text:h>
      <text:p text:style-name="Standard"/>
      <text:p text:style-name="Standard"><text:span text:style-name="T13">ID do Caso de Teste:</text:span> TC-003 - Editar</text:p>
      <text:p text:style-name="Standard"/>
      <text:p text:style-name="Standard"><text:span text:style-name="T13">Propósito:</text:span> Editar <text:span text:style-name="T13">O </text:span>cadastro de cliente com o <text:span text:style-name="T13">nome</text:span> fwefwefwe e <text:span text:style-name="T13">endereço</text:span> sSa no Projeto-API executando de servidor <text:span text:style-name="T13">local</text:span> através do <text:span text:style-name="T13">Selenium IDE.</text:span></text:p>
      <text:p text:style-name="Standard"/>
      <text:p text:style-name="Standard" loext:marker-style-name="T13"><text:span text:style-name="T13">Preparação:</text:span><text:span text:style-name="T13"/></text:p>
      <text:p text:style-name="Standard">-No Google Chrome entrar na extensão Selenium IDE e abrir o link gerado pelo http-server para o Projeto-API. Deverá criar o arquivo <text:span text:style-name="T26">CRUD de usuário</text:span>.side com a gravação do procedimento de edição do Projeto-API. Após gerar este arquivo testar pelo menos uma vezes e observar o comportamento funcional do sistema através do teste automático.</text:p>
      <text:p text:style-name="Standard"/>
      <text:p text:style-name="Standard" loext:marker-style-name="T13"><text:span text:style-name="T13">Resultado Esperado:</text:span><text:span text:style-name="T13"/></text:p>
      <text:p text:style-name="Standard">- O resultado esperado é que a cada vez que execute o Editar.side seja editar um cadastro do Projeto-API.</text:p>
      <text:p text:style-name="Standard"/>
      <text:p text:style-name="Standard"/>
      <text:p text:style-name="Standard" loext:marker-style-name="T13"><text:span text:style-name="T13">Relatório de Defeitos:</text:span><text:span text:style-name="T13"/></text:p>
      <text:p text:style-name="P7" loext:marker-style-name="T13"/>
      <text:p text:style-name="P18"><text:span text:style-name="T13"/></text:p>
      <text:p text:style-name="P7" loext:marker-style-name="T13"><text:soft-page-break/></text:p>
      <text:p text:style-name="P7" loext:marker-style-name="T13"/>
      <text:p text:style-name="P16">Teste Aprovado [<text:span text:style-name="T26">X]</text:span> <text:s text:c="2"/>- Teste Reprovado [ <text:s/>]</text:p>
      <text:p text:style-name="P16">Data de Início: 08/04/2024 15:50 - <text:s/>Data de Conclusão: <text:s/>08/04/2024 <text:s/>16:30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yriad Pro" svg:font-family="'Myriad Pro'" style:font-family-generic="roman" style:font-pitch="variable"/>
    <style:font-face style:name="Myriad Pro Light" svg:font-family="'Myriad Pro Light'" style:font-family-generic="roman" style:font-pitch="variable"/>
    <style:font-face style:name="Myriad Pro Light1" svg:font-family="'Myriad Pro Light'" style:font-family-generic="system" style:font-pitch="variable"/>
    <style:font-face style:name="Myriad Pro1" svg:font-family="'Myriad Pro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0" fo:widows="0" style:writing-mode="lr-tb"/>
      <style:text-properties style:font-name="Myriad Pro" fo:font-family="'Myriad Pro'" style:font-family-generic="roman" style:font-pitch="variable" fo:language="pt" fo:country="BR" style:font-name-asian="Myriad Pro1" style:font-family-asian="'Myriad Pro'" style:font-family-generic-asian="system" style:font-pitch-asian="variable" style:language-asian="pt" style:country-asian="BR" style:font-name-complex="Myriad Pro1" style:font-family-complex="'Myriad Pro'" style:font-family-generic-complex="system" style:font-pitch-complex="variable" style:language-complex="pt" style:country-complex="BR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Corpo_20_de_20_texto_20_Char" style:class="text">
      <style:text-properties fo:font-size="14pt" style:font-size-asian="14pt" style:font-size-complex="14pt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Standard" style:default-outline-level="1" style:list-style-name="" style:class="text">
      <style:paragraph-properties fo:margin-left="9.945cm" fo:margin-right="9.91cm" fo:margin-top="0.176cm" fo:margin-bottom="0cm" style:contextual-spacing="false" fo:line-height="0.894cm" fo:text-align="center" style:justify-single-word="false"/>
      <style:text-properties style:font-name="Myriad Pro Light" fo:font-family="'Myriad Pro Light'" style:font-family-generic="roman" style:font-pitch="variable" fo:font-size="21pt" style:font-name-asian="Myriad Pro Light1" style:font-family-asian="'Myriad Pro Light'" style:font-family-generic-asian="system" style:font-pitch-asian="variable" style:font-size-asian="21pt" style:font-name-complex="Myriad Pro Light1" style:font-family-complex="'Myriad Pro Light'" style:font-family-generic-complex="system" style:font-pitch-complex="variable" style:font-size-complex="21pt"/>
    </style:style>
    <style:style style:name="Heading_20_2" style:display-name="Heading 2" style:family="paragraph" style:parent-style-name="Standard" loext:linked-style-name="Título_20_2_20_Char" style:default-outline-level="2" style:list-style-name="" style:class="text">
      <style:paragraph-properties fo:margin-left="0.21cm" fo:margin-top="0.176cm" fo:margin-bottom="0cm" style:contextual-spacing="false"/>
      <style:text-properties style:font-name="Myriad Pro Light" fo:font-family="'Myriad Pro Light'" style:font-family-generic="roman" style:font-pitch="variable" fo:font-size="18pt" style:font-name-asian="Myriad Pro Light1" style:font-family-asian="'Myriad Pro Light'" style:font-family-generic-asian="system" style:font-pitch-asian="variable" style:font-size-asian="18pt" style:font-name-complex="Myriad Pro Light1" style:font-family-complex="'Myriad Pro Light'" style:font-family-generic-complex="system" style:font-pitch-complex="variable" style:font-size-complex="18pt"/>
    </style:style>
    <style:style style:name="Heading_20_3" style:display-name="Heading 3" style:family="paragraph" style:parent-style-name="Standard" style:default-outline-level="3" style:list-style-name="" style:class="text">
      <style:paragraph-properties fo:margin-right="0.196cm" fo:margin-top="0.492cm" fo:margin-bottom="0cm" style:contextual-spacing="false" fo:text-align="end" style:justify-single-word="false"/>
      <style:text-properties style:font-name="Myriad Pro Light" fo:font-family="'Myriad Pro Light'" style:font-family-generic="roman" style:font-pitch="variable" fo:font-size="17pt" style:font-name-asian="Myriad Pro Light1" style:font-family-asian="'Myriad Pro Light'" style:font-family-generic-asian="system" style:font-pitch-asian="variable" style:font-size-asian="17pt" style:font-name-complex="Myriad Pro Light1" style:font-family-complex="'Myriad Pro Light'" style:font-family-generic-complex="system" style:font-pitch-complex="variable" style:font-size-complex="17pt"/>
    </style:style>
    <style:style style:name="Heading_20_4" style:display-name="Heading 4" style:family="paragraph" style:parent-style-name="Standard" style:default-outline-level="4" style:list-style-name="" style:class="text">
      <style:paragraph-properties fo:margin-left="5.041cm"/>
      <style:text-properties fo:font-size="16pt" fo:font-weight="bold" style:font-size-asian="16pt" style:font-weight-asian="bold" style:font-size-complex="16pt" style:font-weight-complex="bold"/>
    </style:style>
    <style:style style:name="Heading_20_5" style:display-name="Heading 5" style:family="paragraph" style:parent-style-name="Standard" style:default-outline-level="5" style:list-style-name="" style:class="text">
      <style:paragraph-properties fo:margin-left="0.235cm"/>
      <style:text-properties style:font-name="Myriad Pro Light" fo:font-family="'Myriad Pro Light'" style:font-family-generic="roman" style:font-pitch="variable" fo:font-size="16pt" style:font-name-asian="Myriad Pro Light1" style:font-family-asian="'Myriad Pro Light'" style:font-family-generic-asian="system" style:font-pitch-asian="variable" style:font-size-asian="16pt" style:font-name-complex="Myriad Pro Light1" style:font-family-complex="'Myriad Pro Light'" style:font-family-generic-complex="system" style:font-pitch-complex="variable" style:font-size-complex="16pt"/>
    </style:style>
    <style:style style:name="Heading_20_6" style:display-name="Heading 6" style:family="paragraph" style:parent-style-name="Standard" style:default-outline-level="6" style:list-style-name="" style:class="text">
      <style:paragraph-properties fo:margin-left="0.21cm" fo:line-height="0.538cm"/>
      <style:text-properties fo:font-size="14pt" fo:font-weight="bold" style:font-size-asian="14pt" style:font-weight-asian="bold" style:font-size-complex="14pt" style:font-weight-complex="bold"/>
    </style:style>
    <style:style style:name="Contents_20_1" style:display-name="Contents 1" style:family="paragraph" style:parent-style-name="Standard" style:class="index">
      <style:paragraph-properties fo:margin-left="0.235cm" fo:margin-top="0.048cm" fo:margin-bottom="0cm" style:contextual-spacing="false"/>
      <style:text-properties fo:font-size="13pt" style:font-size-asian="13pt" style:font-size-complex="13pt"/>
    </style:style>
    <style:style style:name="List_20_Paragraph" style:display-name="List Paragraph" style:family="paragraph" style:parent-style-name="Standard">
      <style:paragraph-properties fo:margin-left="5.676cm" fo:margin-top="0.242cm" fo:margin-bottom="0cm" style:contextual-spacing="false" fo:text-indent="-0.637cm" style:auto-text-indent="false"/>
    </style:style>
    <style:style style:name="Table_20_Paragraph" style:display-name="Table Paragraph" style:family="paragraph" style:parent-style-name="Standard">
      <style:paragraph-properties fo:margin-left="2.799cm" fo:margin-right="2.764cm" fo:margin-top="0.086cm" fo:margin-bottom="0cm" style:contextual-spacing="false" fo:text-align="center" style:justify-single-word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Cabeçalho_20_Char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loext:linked-style-name="Rodapé_20_Char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Default_20_Paragraph_20_Font_20__28_WW_29_" style:display-name="Default Paragraph Font (WW)" style:family="text"/>
    <style:style style:name="Cabeçalho_20_Char" style:display-name="Cabeçalho Char" style:family="text" style:parent-style-name="Default_20_Paragraph_20_Font_20__28_WW_29_">
      <style:text-properties style:font-name="Myriad Pro" fo:font-family="'Myriad Pro'" style:font-family-generic="roman" style:font-pitch="variable" fo:language="pt" fo:country="BR" style:font-name-asian="Myriad Pro1" style:font-family-asian="'Myriad Pro'" style:font-family-generic-asian="system" style:font-pitch-asian="variable" style:language-asian="pt" style:country-asian="BR" style:font-name-complex="Myriad Pro1" style:font-family-complex="'Myriad Pro'" style:font-family-generic-complex="system" style:font-pitch-complex="variable" style:language-complex="pt" style:country-complex="BR"/>
    </style:style>
    <style:style style:name="Rodapé_20_Char" style:display-name="Rodapé Char" style:family="text" style:parent-style-name="Default_20_Paragraph_20_Font_20__28_WW_29_">
      <style:text-properties style:font-name="Myriad Pro" fo:font-family="'Myriad Pro'" style:font-family-generic="roman" style:font-pitch="variable" fo:language="pt" fo:country="BR" style:font-name-asian="Myriad Pro1" style:font-family-asian="'Myriad Pro'" style:font-family-generic-asian="system" style:font-pitch-asian="variable" style:language-asian="pt" style:country-asian="BR" style:font-name-complex="Myriad Pro1" style:font-family-complex="'Myriad Pro'" style:font-family-generic-complex="system" style:font-pitch-complex="variable" style:language-complex="pt" style:country-complex="BR"/>
    </style:style>
    <style:style style:name="Corpo_20_de_20_texto_20_Char" style:display-name="Corpo de texto Char" style:family="text" style:parent-style-name="Default_20_Paragraph_20_Font_20__28_WW_29_">
      <style:text-properties style:font-name="Myriad Pro" fo:font-family="'Myriad Pro'" style:font-family-generic="roman" style:font-pitch="variable" fo:font-size="14pt" fo:language="pt" fo:country="BR" style:font-name-asian="Myriad Pro1" style:font-family-asian="'Myriad Pro'" style:font-family-generic-asian="system" style:font-pitch-asian="variable" style:font-size-asian="14pt" style:language-asian="pt" style:country-asian="BR" style:font-name-complex="Myriad Pro1" style:font-family-complex="'Myriad Pro'" style:font-family-generic-complex="system" style:font-pitch-complex="variable" style:font-size-complex="14pt" style:language-complex="pt" style:country-complex="BR"/>
    </style:style>
    <style:style style:name="Título_20_2_20_Char" style:display-name="Título 2 Char" style:family="text" style:parent-style-name="Default_20_Paragraph_20_Font_20__28_WW_29_">
      <style:text-properties style:font-name="Myriad Pro Light" fo:font-family="'Myriad Pro Light'" style:font-family-generic="roman" style:font-pitch="variable" fo:font-size="18pt" fo:language="pt" fo:country="BR" style:font-name-asian="Myriad Pro Light1" style:font-family-asian="'Myriad Pro Light'" style:font-family-generic-asian="system" style:font-pitch-asian="variable" style:font-size-asian="18pt" style:language-asian="pt" style:country-asian="BR" style:font-name-complex="Myriad Pro Light1" style:font-family-complex="'Myriad Pro Light'" style:font-family-generic-complex="system" style:font-pitch-complex="variable" style:font-size-complex="18pt" style:language-complex="pt" style:country-complex="BR"/>
    </style:style>
    <style:style style:name="Internet_20_link" style:display-name="Internet link" style:family="text" style:parent-style-name="Default_20_Paragraph_20_Font_20__28_WW_29_">
      <style:text-properties fo:color="#0000ff" loext:opacity="100%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_20__28_WW_29_">
      <style:text-properties fo:color="#605e5c" loext:opacity="100%" fo:background-color="#e1dfdd"/>
    </style:style>
    <style:style style:name="ListLabel_20_1" style:display-name="ListLabel 1" style:family="text">
      <style:text-properties fo:color="#414042" loext:opacity="100%" fo:font-size="12pt" fo:letter-spacing="-0.019cm" fo:language="pt" fo:country="BR" style:font-name-asian="Myriad Pro1" style:font-family-asian="'Myriad Pro'" style:font-family-generic-asian="system" style:font-pitch-asian="variable" style:font-size-asian="12pt" style:language-asian="pt" style:country-asian="BR" style:font-name-complex="Myriad Pro1" style:font-family-complex="'Myriad Pro'" style:font-family-generic-complex="system" style:font-pitch-complex="variable" style:font-size-complex="12pt" style:language-complex="pt" style:country-complex="BR" style:text-scale="100%"/>
    </style:style>
    <style:style style:name="ListLabel_20_2" style:display-name="ListLabel 2" style:family="text">
      <style:text-properties fo:color="#414042" loext:opacity="100%" fo:font-size="12pt" fo:letter-spacing="-0.007cm" fo:language="pt" fo:country="BR" style:font-name-asian="Myriad Pro1" style:font-family-asian="'Myriad Pro'" style:font-family-generic-asian="system" style:font-pitch-asian="variable" style:font-size-asian="12pt" style:language-asian="pt" style:country-asian="BR" style:font-name-complex="Myriad Pro1" style:font-family-complex="'Myriad Pro'" style:font-family-generic-complex="system" style:font-pitch-complex="variable" style:font-size-complex="12pt" style:language-complex="pt" style:country-complex="BR" style:text-scale="100%"/>
    </style:style>
    <style:style style:name="ListLabel_20_3" style:display-name="ListLabel 3" style:family="text">
      <style:text-properties fo:language="pt" fo:country="BR" style:language-asian="pt" style:country-asian="BR" style:language-complex="pt" style:country-complex="BR"/>
    </style:style>
    <style:style style:name="ListLabel_20_4" style:display-name="ListLabel 4" style:family="text">
      <style:text-properties fo:language="pt" fo:country="BR" style:language-asian="pt" style:country-asian="BR" style:language-complex="pt" style:country-complex="BR"/>
    </style:style>
    <style:style style:name="ListLabel_20_5" style:display-name="ListLabel 5" style:family="text">
      <style:text-properties fo:language="pt" fo:country="BR" style:language-asian="pt" style:country-asian="BR" style:language-complex="pt" style:country-complex="BR"/>
    </style:style>
    <style:style style:name="ListLabel_20_6" style:display-name="ListLabel 6" style:family="text">
      <style:text-properties fo:language="pt" fo:country="BR" style:language-asian="pt" style:country-asian="BR" style:language-complex="pt" style:country-complex="BR"/>
    </style:style>
    <style:style style:name="ListLabel_20_7" style:display-name="ListLabel 7" style:family="text">
      <style:text-properties fo:language="pt" fo:country="BR" style:language-asian="pt" style:country-asian="BR" style:language-complex="pt" style:country-complex="BR"/>
    </style:style>
    <style:style style:name="ListLabel_20_8" style:display-name="ListLabel 8" style:family="text">
      <style:text-properties fo:language="pt" fo:country="BR" style:language-asian="pt" style:country-asian="BR" style:language-complex="pt" style:country-complex="BR"/>
    </style:style>
    <style:style style:name="ListLabel_20_9" style:display-name="ListLabel 9" style:family="text">
      <style:text-properties fo:language="pt" fo:country="BR" style:language-asian="pt" style:country-asian="BR" style:language-complex="pt" style:country-complex="BR"/>
    </style:style>
    <style:style style:name="ListLabel_20_10" style:display-name="ListLabel 10" style:family="text">
      <style:text-properties fo:color="#231f20" loext:opacity="100%" fo:font-size="14pt" fo:language="pt" fo:country="BR" style:font-name-asian="Myriad Pro1" style:font-family-asian="'Myriad Pro'" style:font-family-generic-asian="system" style:font-pitch-asian="variable" style:font-size-asian="14pt" style:language-asian="pt" style:country-asian="BR" style:font-name-complex="Myriad Pro1" style:font-family-complex="'Myriad Pro'" style:font-family-generic-complex="system" style:font-pitch-complex="variable" style:font-size-complex="14pt" style:language-complex="pt" style:country-complex="BR" style:text-scale="100%"/>
    </style:style>
    <style:style style:name="ListLabel_20_11" style:display-name="ListLabel 11" style:family="text">
      <style:text-properties fo:language="pt" fo:country="BR" style:language-asian="pt" style:country-asian="BR" style:language-complex="pt" style:country-complex="BR"/>
    </style:style>
    <style:style style:name="ListLabel_20_12" style:display-name="ListLabel 12" style:family="text">
      <style:text-properties fo:language="pt" fo:country="BR" style:language-asian="pt" style:country-asian="BR" style:language-complex="pt" style:country-complex="BR"/>
    </style:style>
    <style:style style:name="ListLabel_20_13" style:display-name="ListLabel 13" style:family="text">
      <style:text-properties fo:language="pt" fo:country="BR" style:language-asian="pt" style:country-asian="BR" style:language-complex="pt" style:country-complex="BR"/>
    </style:style>
    <style:style style:name="ListLabel_20_14" style:display-name="ListLabel 14" style:family="text">
      <style:text-properties fo:language="pt" fo:country="BR" style:language-asian="pt" style:country-asian="BR" style:language-complex="pt" style:country-complex="BR"/>
    </style:style>
    <style:style style:name="ListLabel_20_15" style:display-name="ListLabel 15" style:family="text">
      <style:text-properties fo:language="pt" fo:country="BR" style:language-asian="pt" style:country-asian="BR" style:language-complex="pt" style:country-complex="BR"/>
    </style:style>
    <style:style style:name="ListLabel_20_16" style:display-name="ListLabel 16" style:family="text">
      <style:text-properties fo:language="pt" fo:country="BR" style:language-asian="pt" style:country-asian="BR" style:language-complex="pt" style:country-complex="BR"/>
    </style:style>
    <style:style style:name="ListLabel_20_17" style:display-name="ListLabel 17" style:family="text">
      <style:text-properties fo:language="pt" fo:country="BR" style:language-asian="pt" style:country-asian="BR" style:language-complex="pt" style:country-complex="BR"/>
    </style:style>
    <style:style style:name="ListLabel_20_18" style:display-name="ListLabel 18" style:family="text">
      <style:text-properties fo:language="pt" fo:country="BR" style:language-asian="pt" style:country-asian="BR" style:language-complex="pt" style:country-complex="BR"/>
    </style:style>
    <style:style style:name="ListLabel_20_19" style:display-name="ListLabel 19" style:family="text">
      <style:text-properties fo:color="#231f20" loext:opacity="100%" style:font-name="Myriad Pro" fo:font-family="'Myriad Pro'" style:font-family-generic="roman" style:font-pitch="variable" fo:font-size="14pt" fo:letter-spacing="-0.004cm" fo:language="pt" fo:country="BR" style:font-name-asian="Myriad Pro1" style:font-family-asian="'Myriad Pro'" style:font-family-generic-asian="system" style:font-pitch-asian="variable" style:font-size-asian="14pt" style:language-asian="pt" style:country-asian="BR" style:font-name-complex="Myriad Pro1" style:font-family-complex="'Myriad Pro'" style:font-family-generic-complex="system" style:font-pitch-complex="variable" style:font-size-complex="14pt" style:language-complex="pt" style:country-complex="BR" style:text-scale="100%"/>
    </style:style>
    <style:style style:name="ListLabel_20_20" style:display-name="ListLabel 20" style:family="text">
      <style:text-properties fo:language="pt" fo:country="BR" style:language-asian="pt" style:country-asian="BR" style:language-complex="pt" style:country-complex="BR"/>
    </style:style>
    <style:style style:name="ListLabel_20_21" style:display-name="ListLabel 21" style:family="text">
      <style:text-properties fo:language="pt" fo:country="BR" style:language-asian="pt" style:country-asian="BR" style:language-complex="pt" style:country-complex="BR"/>
    </style:style>
    <style:style style:name="ListLabel_20_22" style:display-name="ListLabel 22" style:family="text">
      <style:text-properties fo:language="pt" fo:country="BR" style:language-asian="pt" style:country-asian="BR" style:language-complex="pt" style:country-complex="BR"/>
    </style:style>
    <style:style style:name="ListLabel_20_23" style:display-name="ListLabel 23" style:family="text">
      <style:text-properties fo:language="pt" fo:country="BR" style:language-asian="pt" style:country-asian="BR" style:language-complex="pt" style:country-complex="BR"/>
    </style:style>
    <style:style style:name="ListLabel_20_24" style:display-name="ListLabel 24" style:family="text">
      <style:text-properties fo:language="pt" fo:country="BR" style:language-asian="pt" style:country-asian="BR" style:language-complex="pt" style:country-complex="BR"/>
    </style:style>
    <style:style style:name="ListLabel_20_25" style:display-name="ListLabel 25" style:family="text">
      <style:text-properties fo:language="pt" fo:country="BR" style:language-asian="pt" style:country-asian="BR" style:language-complex="pt" style:country-complex="BR"/>
    </style:style>
    <style:style style:name="ListLabel_20_26" style:display-name="ListLabel 26" style:family="text">
      <style:text-properties fo:language="pt" fo:country="BR" style:language-asian="pt" style:country-asian="BR" style:language-complex="pt" style:country-complex="BR"/>
    </style:style>
    <style:style style:name="ListLabel_20_27" style:display-name="ListLabel 27" style:family="text">
      <style:text-properties fo:language="pt" fo:country="BR" style:language-asian="pt" style:country-asian="BR" style:language-complex="pt" style:country-complex="BR"/>
    </style:style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/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/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/>
    <style:style style:name="ListLabel_20_144" style:display-name="ListLabel 144" style:family="text"/>
    <style:style style:name="ListLabel_20_145" style:display-name="ListLabel 145" style:family="text"/>
    <style:style style:name="ListLabel_20_146" style:display-name="ListLabel 146" style:family="text"/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/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/>
    <style:style style:name="ListLabel_20_153" style:display-name="ListLabel 153" style:family="text"/>
    <style:style style:name="ListLabel_20_154" style:display-name="ListLabel 154" style:family="text"/>
    <style:style style:name="ListLabel_20_155" style:display-name="ListLabel 155" style:family="text"/>
    <style:style style:name="ListLabel_20_156" style:display-name="ListLabel 156" style:family="text"/>
    <style:style style:name="ListLabel_20_157" style:display-name="ListLabel 157" style:family="text"/>
    <style:style style:name="ListLabel_20_158" style:display-name="ListLabel 158" style:family="text"/>
    <style:style style:name="ListLabel_20_159" style:display-name="ListLabel 159" style:family="text"/>
    <style:style style:name="ListLabel_20_160" style:display-name="ListLabel 160" style:family="text"/>
    <style:style style:name="ListLabel_20_161" style:display-name="ListLabel 161" style:family="text"/>
    <style:style style:name="ListLabel_20_162" style:display-name="ListLabel 162" style:family="text"/>
    <style:style style:name="ListLabel_20_163" style:display-name="ListLabel 163" style:family="text"/>
    <style:style style:name="ListLabel_20_164" style:display-name="ListLabel 164" style:family="text">
      <style:text-properties style:font-name-complex="Courier New" style:font-family-complex="'Courier New'" style:font-family-generic-complex="system" style:font-pitch-complex="variable"/>
    </style:style>
    <style:style style:name="ListLabel_20_165" style:display-name="ListLabel 165" style:family="text"/>
    <style:style style:name="ListLabel_20_166" style:display-name="ListLabel 166" style:family="text"/>
    <style:style style:name="ListLabel_20_167" style:display-name="ListLabel 167" style:family="text">
      <style:text-properties style:font-name-complex="Courier New" style:font-family-complex="'Courier New'" style:font-family-generic-complex="system" style:font-pitch-complex="variable"/>
    </style:style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>
      <style:text-properties style:font-name-complex="Courier New" style:font-family-complex="'Courier New'" style:font-family-generic-complex="system" style:font-pitch-complex="variable"/>
    </style:style>
    <style:style style:name="ListLabel_20_171" style:display-name="ListLabel 171" style:family="text"/>
    <style:style style:name="ListLabel_20_172" style:display-name="ListLabel 172" style:family="text"/>
    <style:style style:name="ListLabel_20_173" style:display-name="ListLabel 173" style:family="text"/>
    <style:style style:name="ListLabel_20_174" style:display-name="ListLabel 174" style:family="text"/>
    <style:style style:name="ListLabel_20_175" style:display-name="ListLabel 175" style:family="text"/>
    <style:style style:name="ListLabel_20_176" style:display-name="ListLabel 176" style:family="text"/>
    <style:style style:name="ListLabel_20_177" style:display-name="ListLabel 177" style:family="text"/>
    <style:style style:name="ListLabel_20_178" style:display-name="ListLabel 178" style:family="text"/>
    <style:style style:name="ListLabel_20_179" style:display-name="ListLabel 179" style:family="text"/>
    <style:style style:name="ListLabel_20_180" style:display-name="ListLabel 180" style:family="text"/>
    <style:style style:name="ListLabel_20_181" style:display-name="ListLabel 181" style:family="text"/>
    <style:style style:name="ListLabel_20_182" style:display-name="ListLabel 182" style:family="text"/>
    <style:style style:name="ListLabel_20_183" style:display-name="ListLabel 183" style:family="text"/>
    <style:style style:name="ListLabel_20_184" style:display-name="ListLabel 184" style:family="text"/>
    <style:style style:name="ListLabel_20_185" style:display-name="ListLabel 185" style:family="text"/>
    <style:style style:name="ListLabel_20_186" style:display-name="ListLabel 186" style:family="text"/>
    <style:style style:name="ListLabel_20_187" style:display-name="ListLabel 187" style:family="text"/>
    <style:style style:name="ListLabel_20_188" style:display-name="ListLabel 188" style:family="text"/>
    <style:style style:name="ListLabel_20_189" style:display-name="ListLabel 189" style:family="text"/>
    <style:style style:name="ListLabel_20_190" style:display-name="ListLabel 190" style:family="text"/>
    <style:style style:name="ListLabel_20_191" style:display-name="ListLabel 191" style:family="text"/>
    <style:style style:name="ListLabel_20_192" style:display-name="ListLabel 192" style:family="text"/>
    <style:style style:name="ListLabel_20_193" style:display-name="ListLabel 193" style:family="text"/>
    <style:style style:name="ListLabel_20_194" style:display-name="ListLabel 194" style:family="text"/>
    <style:style style:name="ListLabel_20_195" style:display-name="ListLabel 195" style:family="text"/>
    <style:style style:name="ListLabel_20_196" style:display-name="ListLabel 196" style:family="text"/>
    <style:style style:name="ListLabel_20_197" style:display-name="ListLabel 197" style:family="text"/>
    <style:style style:name="ListLabel_20_198" style:display-name="ListLabel 198" style:family="text"/>
    <style:style style:name="ListLabel_20_199" style:display-name="ListLabel 199" style:family="text"/>
    <style:style style:name="ListLabel_20_200" style:display-name="ListLabel 200" style:family="text"/>
    <style:style style:name="ListLabel_20_201" style:display-name="ListLabel 201" style:family="text"/>
    <style:style style:name="ListLabel_20_202" style:display-name="ListLabel 202" style:family="text"/>
    <style:style style:name="ListLabel_20_203" style:display-name="ListLabel 203" style:family="text"/>
    <style:style style:name="ListLabel_20_204" style:display-name="ListLabel 204" style:family="text"/>
    <style:style style:name="ListLabel_20_205" style:display-name="ListLabel 205" style:family="text"/>
    <style:style style:name="ListLabel_20_206" style:display-name="ListLabel 206" style:family="text"/>
    <style:style style:name="ListLabel_20_207" style:display-name="ListLabel 207" style:family="text"/>
    <style:style style:name="ListLabel_20_208" style:display-name="ListLabel 208" style:family="text"/>
    <style:style style:name="ListLabel_20_209" style:display-name="ListLabel 209" style:family="text"/>
    <style:style style:name="ListLabel_20_210" style:display-name="ListLabel 210" style:family="text"/>
    <style:style style:name="ListLabel_20_211" style:display-name="ListLabel 211" style:family="text"/>
    <style:style style:name="ListLabel_20_212" style:display-name="ListLabel 212" style:family="text"/>
    <style:style style:name="ListLabel_20_213" style:display-name="ListLabel 213" style:family="text"/>
    <style:style style:name="ListLabel_20_214" style:display-name="ListLabel 214" style:family="text"/>
    <style:style style:name="ListLabel_20_215" style:display-name="ListLabel 215" style:family="text"/>
    <style:style style:name="ListLabel_20_216" style:display-name="ListLabel 216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ista_20_atual1" style:display-name="Lista atual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5.676cm"/>
        </style:list-level-properties>
        <style:text-properties fo:font-family="'Myriad Pro'"/>
      </text:list-level-style-bullet>
      <text:list-level-style-bullet text:level="2" text:style-name="ListLabel_20_2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6.634cm"/>
        </style:list-level-properties>
        <style:text-properties fo:font-family="'Myriad Pro'"/>
      </text:list-level-style-bullet>
      <text:list-level-style-bullet text:level="3" text:style-name="ListLabel_20_3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8.798cm"/>
        </style:list-level-properties>
      </text:list-level-style-bullet>
      <text:list-level-style-bullet text:level="4" text:style-name="ListLabel_20_4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0.966cm"/>
        </style:list-level-properties>
      </text:list-level-style-bullet>
      <text:list-level-style-bullet text:level="5" text:style-name="ListLabel_20_5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3.132cm"/>
        </style:list-level-properties>
      </text:list-level-style-bullet>
      <text:list-level-style-bullet text:level="6" text:style-name="ListLabel_20_6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5.3cm"/>
        </style:list-level-properties>
      </text:list-level-style-bullet>
      <text:list-level-style-bullet text:level="7" text:style-name="ListLabel_20_7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7.468cm"/>
        </style:list-level-properties>
      </text:list-level-style-bullet>
      <text:list-level-style-bullet text:level="8" text:style-name="ListLabel_20_8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9.634cm"/>
        </style:list-level-properties>
      </text:list-level-style-bullet>
      <text:list-level-style-bullet text:level="9" text:style-name="ListLabel_20_9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21.802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•" style:num-suffix="•" text:bullet-char="•">
        <style:list-level-properties text:list-level-position-and-space-mode="label-alignment">
          <style:list-level-label-alignment text:label-followed-by="listtab" fo:text-indent="-0.88cm" fo:margin-left="1.616cm"/>
        </style:list-level-properties>
        <style:text-properties fo:font-family="'Myriad Pro'"/>
      </text:list-level-style-bullet>
      <text:list-level-style-bullet text:level="2" text:style-name="ListLabel_20_11" loext:num-list-format="•" style:num-suffix="•" text:bullet-char="•">
        <style:list-level-properties text:list-level-position-and-space-mode="label-alignment">
          <style:list-level-label-alignment text:label-followed-by="listtab" fo:text-indent="-0.88cm" fo:margin-left="4.073cm"/>
        </style:list-level-properties>
      </text:list-level-style-bullet>
      <text:list-level-style-bullet text:level="3" text:style-name="ListLabel_20_12" loext:num-list-format="•" style:num-suffix="•" text:bullet-char="•">
        <style:list-level-properties text:list-level-position-and-space-mode="label-alignment">
          <style:list-level-label-alignment text:label-followed-by="listtab" fo:text-indent="-0.88cm" fo:margin-left="6.525cm"/>
        </style:list-level-properties>
      </text:list-level-style-bullet>
      <text:list-level-style-bullet text:level="4" text:style-name="ListLabel_20_13" loext:num-list-format="•" style:num-suffix="•" text:bullet-char="•">
        <style:list-level-properties text:list-level-position-and-space-mode="label-alignment">
          <style:list-level-label-alignment text:label-followed-by="listtab" fo:text-indent="-0.88cm" fo:margin-left="8.976cm"/>
        </style:list-level-properties>
      </text:list-level-style-bullet>
      <text:list-level-style-bullet text:level="5" text:style-name="ListLabel_20_14" loext:num-list-format="•" style:num-suffix="•" text:bullet-char="•">
        <style:list-level-properties text:list-level-position-and-space-mode="label-alignment">
          <style:list-level-label-alignment text:label-followed-by="listtab" fo:text-indent="-0.88cm" fo:margin-left="11.428cm"/>
        </style:list-level-properties>
      </text:list-level-style-bullet>
      <text:list-level-style-bullet text:level="6" text:style-name="ListLabel_20_15" loext:num-list-format="•" style:num-suffix="•" text:bullet-char="•">
        <style:list-level-properties text:list-level-position-and-space-mode="label-alignment">
          <style:list-level-label-alignment text:label-followed-by="listtab" fo:text-indent="-0.88cm" fo:margin-left="13.878cm"/>
        </style:list-level-properties>
      </text:list-level-style-bullet>
      <text:list-level-style-bullet text:level="7" text:style-name="ListLabel_20_16" loext:num-list-format="•" style:num-suffix="•" text:bullet-char="•">
        <style:list-level-properties text:list-level-position-and-space-mode="label-alignment">
          <style:list-level-label-alignment text:label-followed-by="listtab" fo:text-indent="-0.88cm" fo:margin-left="16.33cm"/>
        </style:list-level-properties>
      </text:list-level-style-bullet>
      <text:list-level-style-bullet text:level="8" text:style-name="ListLabel_20_17" loext:num-list-format="•" style:num-suffix="•" text:bullet-char="•">
        <style:list-level-properties text:list-level-position-and-space-mode="label-alignment">
          <style:list-level-label-alignment text:label-followed-by="listtab" fo:text-indent="-0.88cm" fo:margin-left="18.782cm"/>
        </style:list-level-properties>
      </text:list-level-style-bullet>
      <text:list-level-style-bullet text:level="9" text:style-name="ListLabel_20_18" loext:num-list-format="•" style:num-suffix="•" text:bullet-char="•">
        <style:list-level-properties text:list-level-position-and-space-mode="label-alignment">
          <style:list-level-label-alignment text:label-followed-by="listtab" fo:text-indent="-0.88cm" fo:margin-left="21.234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1.023cm" fo:margin-left="1.505cm"/>
        </style:list-level-properties>
      </text:list-level-style-number>
      <text:list-level-style-bullet text:level="2" text:style-name="ListLabel_20_20" loext:num-list-format="•" style:num-suffix="•" text:bullet-char="•">
        <style:list-level-properties text:list-level-position-and-space-mode="label-alignment">
          <style:list-level-label-alignment text:label-followed-by="listtab" fo:text-indent="-1.023cm" fo:margin-left="3.978cm"/>
        </style:list-level-properties>
      </text:list-level-style-bullet>
      <text:list-level-style-bullet text:level="3" text:style-name="ListLabel_20_21" loext:num-list-format="•" style:num-suffix="•" text:bullet-char="•">
        <style:list-level-properties text:list-level-position-and-space-mode="label-alignment">
          <style:list-level-label-alignment text:label-followed-by="listtab" fo:text-indent="-1.023cm" fo:margin-left="6.44cm"/>
        </style:list-level-properties>
      </text:list-level-style-bullet>
      <text:list-level-style-bullet text:level="4" text:style-name="ListLabel_20_22" loext:num-list-format="•" style:num-suffix="•" text:bullet-char="•">
        <style:list-level-properties text:list-level-position-and-space-mode="label-alignment">
          <style:list-level-label-alignment text:label-followed-by="listtab" fo:text-indent="-1.023cm" fo:margin-left="8.902cm"/>
        </style:list-level-properties>
      </text:list-level-style-bullet>
      <text:list-level-style-bullet text:level="5" text:style-name="ListLabel_20_23" loext:num-list-format="•" style:num-suffix="•" text:bullet-char="•">
        <style:list-level-properties text:list-level-position-and-space-mode="label-alignment">
          <style:list-level-label-alignment text:label-followed-by="listtab" fo:text-indent="-1.023cm" fo:margin-left="11.365cm"/>
        </style:list-level-properties>
      </text:list-level-style-bullet>
      <text:list-level-style-bullet text:level="6" text:style-name="ListLabel_20_24" loext:num-list-format="•" style:num-suffix="•" text:bullet-char="•">
        <style:list-level-properties text:list-level-position-and-space-mode="label-alignment">
          <style:list-level-label-alignment text:label-followed-by="listtab" fo:text-indent="-1.023cm" fo:margin-left="13.825cm"/>
        </style:list-level-properties>
      </text:list-level-style-bullet>
      <text:list-level-style-bullet text:level="7" text:style-name="ListLabel_20_25" loext:num-list-format="•" style:num-suffix="•" text:bullet-char="•">
        <style:list-level-properties text:list-level-position-and-space-mode="label-alignment">
          <style:list-level-label-alignment text:label-followed-by="listtab" fo:text-indent="-1.023cm" fo:margin-left="16.288cm"/>
        </style:list-level-properties>
      </text:list-level-style-bullet>
      <text:list-level-style-bullet text:level="8" text:style-name="ListLabel_20_26" loext:num-list-format="•" style:num-suffix="•" text:bullet-char="•">
        <style:list-level-properties text:list-level-position-and-space-mode="label-alignment">
          <style:list-level-label-alignment text:label-followed-by="listtab" fo:text-indent="-1.023cm" fo:margin-left="18.75cm"/>
        </style:list-level-properties>
      </text:list-level-style-bullet>
      <text:list-level-style-bullet text:level="9" text:style-name="ListLabel_20_27" loext:num-list-format="•" style:num-suffix="•" text:bullet-char="•">
        <style:list-level-properties text:list-level-position-and-space-mode="label-alignment">
          <style:list-level-label-alignment text:label-followed-by="listtab" fo:text-indent="-1.023cm" fo:margin-left="21.21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5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5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6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6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6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7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7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7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7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7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8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82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8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8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85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8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8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88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91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9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9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9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9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9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9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9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100" loext:num-list-format="%1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01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102" loext:num-list-format="%3%.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103" loext:num-list-format="%4%." style:num-suffix="." style:num-format="a" style:num-letter-sync="true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104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105" loext:num-list-format="%6%.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106" loext:num-list-format="%7%." style:num-suffix="." style:num-format="a" style:num-letter-sync="true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107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108" loext:num-list-format="%9%.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text:style-name="ListLabel_20_109" loext:num-list-format="%1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10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111" loext:num-list-format="%3%.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112" loext:num-list-format="%4%." style:num-suffix="." style:num-format="a" style:num-letter-sync="true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113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114" loext:num-list-format="%6%.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115" loext:num-list-format="%7%." style:num-suffix="." style:num-format="a" style:num-letter-sync="true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116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117" loext:num-list-format="%9%.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118" loext:num-list-format="%1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19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120" loext:num-list-format="%3%.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121" loext:num-list-format="%4%." style:num-suffix="." style:num-format="a" style:num-letter-sync="true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122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123" loext:num-list-format="%6%.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124" loext:num-list-format="%7%." style:num-suffix="." style:num-format="a" style:num-letter-sync="true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125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126" loext:num-list-format="%9%.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127" loext:num-list-format="%1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28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129" loext:num-list-format="%3%.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130" loext:num-list-format="%4%." style:num-suffix="." style:num-format="a" style:num-letter-sync="true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131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132" loext:num-list-format="%6%.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133" loext:num-list-format="%7%." style:num-suffix="." style:num-format="a" style:num-letter-sync="true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134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135" loext:num-list-format="%9%.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136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3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3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4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4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4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4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text:style-name="ListLabel_20_145" loext:num-list-format="%1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46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147" loext:num-list-format="%3%.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148" loext:num-list-format="%4%." style:num-suffix="." style:num-format="a" style:num-letter-sync="true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149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150" loext:num-list-format="%6%.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151" loext:num-list-format="%7%." style:num-suffix="." style:num-format="a" style:num-letter-sync="true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152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153" loext:num-list-format="%9%.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text:style-name="ListLabel_20_154" loext:num-list-format="%1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55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156" loext:num-list-format="%3%.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157" loext:num-list-format="%4%." style:num-suffix="." style:num-format="a" style:num-letter-sync="true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158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159" loext:num-list-format="%6%.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160" loext:num-list-format="%7%." style:num-suffix="." style:num-format="a" style:num-letter-sync="true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161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162" loext:num-list-format="%9%.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text:style-name="ListLabel_20_16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6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6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6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6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16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6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7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17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text:style-name="ListLabel_20_172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7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7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75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7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7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78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text:style-name="ListLabel_20_18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8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8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8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8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8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8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8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text:style-name="ListLabel_20_19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9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9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9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9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9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9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9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9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text:style-name="ListLabel_20_19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0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0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0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0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0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0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0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text:style-name="ListLabel_20_208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1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1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1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1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1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1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MP1" style:family="paragraph" style:parent-style-name="Text_20_body">
      <style:paragraph-properties fo:line-height="5%"/>
      <style:text-properties fo:font-size="10pt" style:font-size-asian="10pt"/>
    </style:style>
    <style:style style:name="MP2" style:family="paragraph">
      <loext:graphic-properties draw:fill="solid" draw:fill-color="#ffffff"/>
      <style:paragraph-properties fo:text-align="center"/>
      <style:text-properties fo:font-size="11pt"/>
    </style:style>
    <style:style style:name="MP3" style:family="paragraph" style:parent-style-name="Text_20_body">
      <style:paragraph-properties fo:margin-left="0.035cm" fo:margin-top="0.035cm" fo:margin-bottom="0cm" style:contextual-spacing="false"/>
    </style:style>
    <style:style style:name="MP4" style:family="paragraph">
      <loext:graphic-properties draw:fill="solid" draw:fill-color="#131f46"/>
      <style:paragraph-properties fo:text-align="center"/>
    </style:style>
    <style:style style:name="MP5" style:family="paragraph" style:parent-style-name="Frame_20_contents">
      <style:paragraph-properties fo:margin-left="0.106cm" fo:margin-top="0.035cm" fo:margin-bottom="0cm" style:contextual-spacing="false"/>
    </style:style>
    <style:style style:name="MP6" style:family="paragraph" style:parent-style-name="Text_20_body">
      <style:paragraph-properties fo:margin-left="0.035cm" fo:margin-top="0.035cm" fo:margin-bottom="0cm" style:contextual-spacing="false">
        <style:tab-stops>
          <style:tab-stop style:position="5.202cm"/>
        </style:tab-stops>
      </style:paragraph-properties>
    </style:style>
    <style:style style:name="MT1" style:family="text">
      <style:text-properties fo:font-size="10pt" style:font-size-asian="10pt"/>
    </style:style>
    <style:style style:name="MT2" style:family="text">
      <style:text-properties style:text-underline-style="solid" style:text-underline-width="auto" style:text-underline-color="font-color"/>
    </style:style>
    <style:style style:name="MT3" style:family="text">
      <style:text-properties fo:color="#ffffff" loext:opacity="100%" style:text-underline-style="solid" style:text-underline-width="auto" style:text-underline-color="font-color"/>
    </style:style>
    <style:style style:name="MT4" style:family="text">
      <style:text-properties fo:font-size="16pt" style:font-size-asian="16pt"/>
    </style:style>
    <style:style style:name="MT5" style:family="text">
      <style:text-properties fo:color="#ffffff" loext:opacity="100%"/>
    </style:style>
    <style:style style:name="MT6" style:family="text">
      <style:text-properties fo:color="#ffffff" loext:opacity="100%" fo:letter-spacing="-0.005cm"/>
    </style:style>
    <style:style style:name="MT7" style:family="text">
      <style:text-properties fo:color="#ffffff" loext:opacity="100%" fo:letter-spacing="-0.004cm"/>
    </style:style>
    <style:style style:name="Mfr1" style:family="graphic" style:parent-style-name="Frame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ge" style:horizontal-pos="from-left" style:horizontal-rel="page" fo:background-color="transparent" draw:fill="none" draw:opacity="0%" fo:padding="0cm" fo:border="0.06pt solid #000000"/>
    </style:style>
    <style:style style:name="Mgr1" style:family="graphic">
      <style:graphic-properties loext:decorative="false" fo:margin-left="0.318cm" fo:margin-right="0.318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Mgr2" style:family="graphic">
      <style:graphic-properties draw:stroke="solid" svg:stroke-width="0.004cm" svg:stroke-color="#67696a" draw:stroke-linejoin="round" svg:stroke-linecap="butt" draw:fill="solid" draw:fill-color="#ffffff" draw:textarea-horizontal-align="center" draw:textarea-vertical-align="top" draw:auto-grow-height="false" fo:padding-top="0.002cm" fo:padding-bottom="0.002cm" fo:padding-left="0.002cm" fo:padding-right="0.002cm" loext:decorative="false" style:run-through="background"/>
    </style:style>
    <style:style style:name="Mgr3" style:family="graphic">
      <style:graphic-properties draw:stroke="none" svg:stroke-width="0cm" draw:fill="solid" draw:fill-color="#131f46" draw:textarea-horizontal-align="center" draw:textarea-vertical-align="top" draw:auto-grow-height="false" loext:decorative="false" fo:margin-left="0.318cm" fo:margin-right="0.318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page-layout style:name="Mpm1">
      <style:page-layout-properties fo:page-width="29.7cm" fo:page-height="21.001cm" style:num-format="1" style:print-orientation="landscape" fo:margin-top="1.94cm" fo:margin-bottom="0.494cm" fo:margin-left="1.764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1.215cm" fo:margin-bottom="1.422cm" fo:margin-left="1.764cm" fo:margin-right="1.799cm" style:writing-mode="lr-tb" style:layout-grid-color="#c0c0c0" style:layout-grid-lines="17048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6cm" fo:margin-left="0cm" fo:margin-right="0cm" fo:margin-bottom="0.661cm" style:dynamic-spacing="true"/>
      </style:header-style>
      <style:footer-style>
        <style:header-footer-properties fo:min-height="0.554cm" fo:margin-left="0cm" fo:margin-right="0cm" fo:margin-top="0.453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Converted1" style:page-layout-name="Mpm2" draw:style-name="Mdp1">
      <style:header>
        <text:p text:style-name="MP1" loext:marker-style-name="MT1"><draw:g text:anchor-type="char" draw:z-index="29" draw:style-name="Mgr1"><draw:line draw:style-name="Mgr2" draw:text-style-name="MP2" svg:x1="7.292cm" svg:y1="1.993cm" svg:x2="23.014cm" svg:y2="1.993cm"><text:p/></draw:line><draw:line draw:style-name="Mgr2" draw:text-style-name="MP2" svg:x1="7.292cm" svg:y1="2.007cm" svg:x2="23.014cm" svg:y2="2.007cm"><text:p/></draw:line></draw:g></text:p>
      </style:header>
      <style:footer>
        <text:p text:style-name="MP1" loext:marker-style-name="MT1"><draw:frame draw:style-name="Mfr1" draw:name="Quadro1" text:anchor-type="char" svg:x="16.584cm" svg:y="19.505cm" svg:width="1.729cm" svg:height="0.665cm" draw:z-index="19"><draw:text-box><text:p text:style-name="MP3" loext:marker-style-name="MT2"><text:span text:style-name="MT3">SENAI</text:span><text:span text:style-name="MT3"/></text:p></draw:text-box></draw:frame><draw:polygon text:anchor-type="char" draw:z-index="4" draw:style-name="Mgr3" draw:text-style-name="MP4" svg:width="29.699cm" svg:height="2.124cm" svg:x="0.001cm" svg:y="207.582cm" svg:viewBox="0 0 29700 2125" draw:points="29700,425 29086,425 29079,411 28998,310 28904,222 28799,146 28682,84 28557,38 28423,10 28282,0 28141,10 28008,38 27881,84 27765,146 27659,222 27566,310 27485,411 27478,425 0,425 0,2125 29700,2125"><text:p/></draw:polygon><draw:frame draw:style-name="Mfr1" draw:name="Quadro2" text:anchor-type="char" svg:x="27.869cm" svg:y="19.29cm" svg:width="0.792cm" svg:height="0.75cm" draw:z-index="9"><draw:text-box><text:p text:style-name="MP5" loext:marker-style-name="MT4"><text:page-number text:select-page="current">6</text:page-number></text:p></draw:text-box></draw:frame><draw:frame draw:style-name="Mfr1" draw:name="Quadro3" text:anchor-type="char" svg:x="10.776cm" svg:y="19.505cm" svg:width="5.357cm" svg:height="0.665cm" draw:z-index="14"><draw:text-box><text:p text:style-name="MP6"><text:span text:style-name="MT5">Programador</text:span><text:span text:style-name="MT6"> Full</text:span><text:span text:style-name="MT7"> </text:span><text:span text:style-name="MT5">Stack<text:tab/>|</text:span></text:p></draw:text-box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audia Baroni Savini Ferreira</meta:initial-creator>
    <meta:editing-cycles>596</meta:editing-cycles>
    <meta:print-date>2024-04-08T16:40:06.981000000</meta:print-date>
    <meta:creation-date>2021-02-09T17:33:00</meta:creation-date>
    <dc:date>2024-04-08T16:40:15.667000000</dc:date>
    <meta:editing-duration>PT8H1M8S</meta:editing-duration>
    <meta:generator>LibreOffice/24.2.2.2$Windows_X86_64 LibreOffice_project/d56cc158d8a96260b836f100ef4b4ef25d6f1a01</meta:generator>
    <meta:printed-by>Arquivos PDF</meta:printed-by>
    <meta:document-statistic meta:table-count="2" meta:image-count="0" meta:object-count="0" meta:page-count="6" meta:paragraph-count="77" meta:word-count="706" meta:character-count="4269" meta:non-whitespace-character-count="3614"/>
    <meta:user-defined meta:name="AppVersion">16.0000</meta:user-defined>
    <meta:user-defined meta:name="ContentTypeId">0x0101003F74FEBD25ED334C808A1651C5F7E549</meta:user-defined>
    <meta:user-defined meta:name="Created" meta:value-type="date">2021-02-09T00:00:00</meta:user-defined>
    <meta:user-defined meta:name="Creator">Adobe InDesign 16.0 (Macintosh)</meta:user-defined>
    <meta:user-defined meta:name="LastSaved" meta:value-type="date">2021-02-09T00:00:00</meta:user-defined>
    <meta:template xlink:type="simple" xlink:actuate="onRequest" xlink:title="Normal.dotm" xlink:href=""/>
  </office:meta>
</office:document-meta>
</file>